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26pt" svg:x="820.94pt" svg:y="23.33pt">
            <draw:object draw:notify-on-update-of-ranges="Sheet1.B5:Sheet1.B5 Sheet1.B5:Sheet1.L5 Sheet1.B11:Sheet1.B11 Sheet1.B11:Sheet1.L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Websocket</text:p>
          </table:table-cell>
          <table:table-cell office:value-type="string" calcext:value-type="string">
            <text:p>subscribe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table:number-columns-repeated="2"/>
          <table:table-cell table:style-name="ce1" office:value-type="float" office:value="0.000598" calcext:value-type="float">
            <text:p>0.000598</text:p>
          </table:table-cell>
          <table:table-cell table:style-name="ce1" office:value-type="float" office:value="0.007175" calcext:value-type="float">
            <text:p>0.007175</text:p>
          </table:table-cell>
          <table:table-cell table:style-name="ce1" office:value-type="float" office:value="0.032987" calcext:value-type="float">
            <text:p>0.032987</text:p>
          </table:table-cell>
          <table:table-cell table:style-name="ce1" office:value-type="float" office:value="0.041395" calcext:value-type="float">
            <text:p>0.041395</text:p>
          </table:table-cell>
          <table:table-cell table:style-name="ce1" office:value-type="float" office:value="0.046439" calcext:value-type="float">
            <text:p>0.046439</text:p>
          </table:table-cell>
          <table:table-cell table:style-name="ce1" office:value-type="float" office:value="0.062887" calcext:value-type="float">
            <text:p>0.062887</text:p>
          </table:table-cell>
          <table:table-cell table:style-name="ce1" office:value-type="float" office:value="0.088895" calcext:value-type="float">
            <text:p>0.088895</text:p>
          </table:table-cell>
          <table:table-cell table:style-name="ce1" office:value-type="float" office:value="0.130248" calcext:value-type="float">
            <text:p>0.130248</text:p>
          </table:table-cell>
          <table:table-cell table:style-name="ce1" office:value-type="float" office:value="0.132525" calcext:value-type="float">
            <text:p>0.132525</text:p>
          </table:table-cell>
          <table:table-cell table:style-name="ce1" office:value-type="float" office:value="0.161473" calcext:value-type="float">
            <text:p>0.161473</text:p>
          </table:table-cell>
        </table:table-row>
        <table:table-row table:style-name="ro1">
          <table:table-cell table:number-columns-repeated="2"/>
          <table:table-cell table:style-name="ce1" office:value-type="float" office:value="0.000619" calcext:value-type="float">
            <text:p>0.000619</text:p>
          </table:table-cell>
          <table:table-cell table:style-name="ce1" office:value-type="float" office:value="0.005536" calcext:value-type="float">
            <text:p>0.005536</text:p>
          </table:table-cell>
          <table:table-cell table:style-name="ce1" office:value-type="float" office:value="0.021727" calcext:value-type="float">
            <text:p>0.021727</text:p>
          </table:table-cell>
          <table:table-cell table:style-name="ce1" office:value-type="float" office:value="0.038653" calcext:value-type="float">
            <text:p>0.038653</text:p>
          </table:table-cell>
          <table:table-cell table:style-name="ce1" office:value-type="float" office:value="0.057953" calcext:value-type="float">
            <text:p>0.057953</text:p>
          </table:table-cell>
          <table:table-cell table:style-name="ce1" office:value-type="float" office:value="0.086722" calcext:value-type="float">
            <text:p>0.086722</text:p>
          </table:table-cell>
          <table:table-cell table:style-name="ce1" office:value-type="float" office:value="0.08588" calcext:value-type="float">
            <text:p>0.08588</text:p>
          </table:table-cell>
          <table:table-cell table:style-name="ce1" office:value-type="float" office:value="0.090789" calcext:value-type="float">
            <text:p>0.090789</text:p>
          </table:table-cell>
          <table:table-cell table:style-name="ce1" office:value-type="float" office:value="0.121887" calcext:value-type="float">
            <text:p>0.121887</text:p>
          </table:table-cell>
          <table:table-cell table:style-name="ce1" office:value-type="float" office:value="0.174093" calcext:value-type="float">
            <text:p>0.174093</text:p>
          </table:table-cell>
        </table:table-row>
        <table:table-row table:style-name="ro1">
          <table:table-cell table:number-columns-repeated="2"/>
          <table:table-cell table:style-name="ce1" office:value-type="float" office:value="0.000578" calcext:value-type="float">
            <text:p>0.000578</text:p>
          </table:table-cell>
          <table:table-cell table:style-name="ce1" office:value-type="float" office:value="0.004626" calcext:value-type="float">
            <text:p>0.004626</text:p>
          </table:table-cell>
          <table:table-cell table:style-name="ce1" office:value-type="float" office:value="0.032219" calcext:value-type="float">
            <text:p>0.032219</text:p>
          </table:table-cell>
          <table:table-cell table:style-name="ce1" office:value-type="float" office:value="0.028266" calcext:value-type="float">
            <text:p>0.028266</text:p>
          </table:table-cell>
          <table:table-cell table:style-name="ce1" office:value-type="float" office:value="0.060501" calcext:value-type="float">
            <text:p>0.060501</text:p>
          </table:table-cell>
          <table:table-cell table:style-name="ce1" office:value-type="float" office:value="0.087569" calcext:value-type="float">
            <text:p>0.087569</text:p>
          </table:table-cell>
          <table:table-cell table:style-name="ce1" office:value-type="float" office:value="0.080495" calcext:value-type="float">
            <text:p>0.080495</text:p>
          </table:table-cell>
          <table:table-cell table:style-name="ce1" office:value-type="float" office:value="0.112841" calcext:value-type="float">
            <text:p>0.112841</text:p>
          </table:table-cell>
          <table:table-cell table:style-name="ce1" office:value-type="float" office:value="0.120256" calcext:value-type="float">
            <text:p>0.120256</text:p>
          </table:table-cell>
          <table:table-cell table:style-name="ce1" office:value-type="float" office:value="0.166864" calcext:value-type="float">
            <text:p>0.166864</text:p>
          </table:table-cell>
        </table:table-row>
        <table:table-row table:style-name="ro1">
          <table:table-cell table:number-columns-repeated="2"/>
          <table:table-cell table:style-name="ce1" office:value-type="float" office:value="0.000564" calcext:value-type="float">
            <text:p>0.000564</text:p>
          </table:table-cell>
          <table:table-cell table:style-name="ce1" office:value-type="float" office:value="0.004198" calcext:value-type="float">
            <text:p>0.004198</text:p>
          </table:table-cell>
          <table:table-cell table:style-name="ce1" office:value-type="float" office:value="0.0326" calcext:value-type="float">
            <text:p>0.0326</text:p>
          </table:table-cell>
          <table:table-cell table:style-name="ce1" office:value-type="float" office:value="0.032926" calcext:value-type="float">
            <text:p>0.032926</text:p>
          </table:table-cell>
          <table:table-cell table:style-name="ce1" office:value-type="float" office:value="0.045101" calcext:value-type="float">
            <text:p>0.045101</text:p>
          </table:table-cell>
          <table:table-cell table:style-name="ce1" office:value-type="float" office:value="0.08297" calcext:value-type="float">
            <text:p>0.08297</text:p>
          </table:table-cell>
          <table:table-cell table:style-name="ce1" office:value-type="float" office:value="0.097001" calcext:value-type="float">
            <text:p>0.097001</text:p>
          </table:table-cell>
          <table:table-cell table:style-name="ce1" office:value-type="float" office:value="0.103171" calcext:value-type="float">
            <text:p>0.103171</text:p>
          </table:table-cell>
          <table:table-cell table:style-name="ce1" office:value-type="float" office:value="0.103522" calcext:value-type="float">
            <text:p>0.103522</text:p>
          </table:table-cell>
          <table:table-cell table:style-name="ce1" office:value-type="float" office:value="0.160565" calcext:value-type="float">
            <text:p>0.16056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g.</text:p>
          </table:table-cell>
          <table:table-cell office:value-type="string" calcext:value-type="string">
            <text:p>Websocket</text:p>
          </table:table-cell>
          <table:table-cell table:formula="of:=AVERAGE([.C6:.C9])" office:value-type="float" office:value="0.00058975" calcext:value-type="float">
            <text:p>0.00058975</text:p>
          </table:table-cell>
          <table:table-cell table:formula="of:=AVERAGE([.D6:.D9])" office:value-type="float" office:value="0.00538375" calcext:value-type="float">
            <text:p>0.00538375</text:p>
          </table:table-cell>
          <table:table-cell table:formula="of:=AVERAGE([.E6:.E9])" office:value-type="float" office:value="0.02988325" calcext:value-type="float">
            <text:p>0.02988325</text:p>
          </table:table-cell>
          <table:table-cell table:formula="of:=AVERAGE([.F6:.F9])" office:value-type="float" office:value="0.03531" calcext:value-type="float">
            <text:p>0.03531</text:p>
          </table:table-cell>
          <table:table-cell table:formula="of:=AVERAGE([.G6:.G9])" office:value-type="float" office:value="0.0524985" calcext:value-type="float">
            <text:p>0.0524985</text:p>
          </table:table-cell>
          <table:table-cell table:formula="of:=AVERAGE([.H6:.H9])" office:value-type="float" office:value="0.080037" calcext:value-type="float">
            <text:p>0.080037</text:p>
          </table:table-cell>
          <table:table-cell table:formula="of:=AVERAGE([.I6:.I9])" office:value-type="float" office:value="0.08806775" calcext:value-type="float">
            <text:p>0.08806775</text:p>
          </table:table-cell>
          <table:table-cell table:formula="of:=AVERAGE([.J6:.J9])" office:value-type="float" office:value="0.10926225" calcext:value-type="float">
            <text:p>0.10926225</text:p>
          </table:table-cell>
          <table:table-cell table:formula="of:=AVERAGE([.K6:.K9])" office:value-type="float" office:value="0.1195475" calcext:value-type="float">
            <text:p>0.1195475</text:p>
          </table:table-cell>
          <table:table-cell table:formula="of:=AVERAGE([.L6:.L9])" office:value-type="float" office:value="0.16574875" calcext:value-type="float">
            <text:p>0.165748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ongPol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EventSour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:</text:p>
          </table:table-cell>
          <table:table-cell office:value-type="string" calcext:value-type="string">
            <text:p>EventSource</text:p>
          </table:table-cell>
          <table:table-cell table:formula="of:=AVERAGE([.C23:.C26])" office:value-type="float" office:value="0" calcext:value-type="float">
            <text:p>0</text:p>
          </table:table-cell>
          <table:table-cell table:formula="of:=AVERAGE([.D23:.D26])" office:value-type="string" office:string-value="" calcext:value-type="error">
            <text:p>#DIV/0!</text:p>
          </table:table-cell>
          <table:table-cell table:formula="of:=AVERAGE([.E23:.E26])" office:value-type="string" office:string-value="" calcext:value-type="error">
            <text:p>#DIV/0!</text:p>
          </table:table-cell>
          <table:table-cell table:formula="of:=AVERAGE([.F23:.F26])" office:value-type="string" office:string-value="" calcext:value-type="error">
            <text:p>#DIV/0!</text:p>
          </table:table-cell>
          <table:table-cell table:formula="of:=AVERAGE([.G23:.G26])" office:value-type="string" office:string-value="" calcext:value-type="error">
            <text:p>#DIV/0!</text:p>
          </table:table-cell>
          <table:table-cell table:formula="of:=AVERAGE([.H23:.H26])" office:value-type="string" office:string-value="" calcext:value-type="error">
            <text:p>#DIV/0!</text:p>
          </table:table-cell>
          <table:table-cell table:formula="of:=AVERAGE([.I23:.I26])" office:value-type="string" office:string-value="" calcext:value-type="error">
            <text:p>#DIV/0!</text:p>
          </table:table-cell>
          <table:table-cell table:formula="of:=AVERAGE([.J23:.J26])" office:value-type="string" office:string-value="" calcext:value-type="error">
            <text:p>#DIV/0!</text:p>
          </table:table-cell>
          <table:table-cell table:formula="of:=AVERAGE([.K23:.K26])" office:value-type="string" office:string-value="" calcext:value-type="error">
            <text:p>#DIV/0!</text:p>
          </table:table-cell>
          <table:table-cell table:formula="of:=AVERAGE([.L23:.L26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string" calcext:value-type="string">
            <text:p>av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socke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2:22:36.287520577</meta:creation-date>
    <dc:date>2015-12-13T14:08:45.727601434</dc:date>
    <meta:editing-duration>PT43M47S</meta:editing-duration>
    <meta:editing-cycles>3</meta:editing-cycles>
    <meta:generator>LibreOffice/4.4.6.3$Linux_X86_64 LibreOffice_project/40m0$Build-3</meta:generator>
    <meta:document-statistic meta:table-count="1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525cm" svg:y="4.204cm" style:legend-expansion="high" chart:style-name="ch2"/>
        <chart:plot-area chart:style-name="ch3" table:cell-range-address="Sheet1.B5:Sheet1.L5 Sheet1.B11:Sheet1.L11" chart:data-source-has-labels="column" svg:x="0.446cm" svg:y="0.099cm" svg:width="13.598cm" svg:height="8.645cm">
          <chartooo:coordinate-region svg:x="1.358cm" svg:y="0.298cm" svg:width="12.2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L11" chart:label-cell-address="Sheet1.B11:Sheet1.B11" chart:class="chart:scatter">
            <chart:domain table:cell-range-address="Sheet1.B5:Sheet1.L5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L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2000">
                <text:p>32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Websocket</text:p>
                <draw:g>
                  <svg:desc>Sheet1.B11:Sheet1.B11</svg:desc>
                </draw:g>
              </table:table-cell>
              <table:table-cell office:value-type="float" office:value="NaN">
                <text:p>NaN</text:p>
                <draw:g>
                  <svg:desc>Sheet1.B11:Sheet1.L11</svg:desc>
                </draw:g>
              </table:table-cell>
              <table:table-cell office:value-type="float" office:value="0.00058975">
                <text:p>0.00058975</text:p>
              </table:table-cell>
              <table:table-cell office:value-type="float" office:value="0.00538375">
                <text:p>0.00538375</text:p>
              </table:table-cell>
              <table:table-cell office:value-type="float" office:value="0.02988325">
                <text:p>0.02988325</text:p>
              </table:table-cell>
              <table:table-cell office:value-type="float" office:value="0.03531">
                <text:p>0.03531</text:p>
              </table:table-cell>
              <table:table-cell office:value-type="float" office:value="0.0524985">
                <text:p>0.0524985</text:p>
              </table:table-cell>
              <table:table-cell office:value-type="float" office:value="0.080037">
                <text:p>0.080037</text:p>
              </table:table-cell>
              <table:table-cell office:value-type="float" office:value="0.08806775">
                <text:p>0.08806775</text:p>
              </table:table-cell>
              <table:table-cell office:value-type="float" office:value="0.10926225">
                <text:p>0.10926225</text:p>
              </table:table-cell>
              <table:table-cell office:value-type="float" office:value="0.1195475">
                <text:p>0.1195475</text:p>
              </table:table-cell>
              <table:table-cell office:value-type="float" office:value="0.16574875">
                <text:p>0.16574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